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35.65mm" svg:y="103.53mm">
            <loext:p draw:notify-on-update-of-ranges="Feuille1.A24:Feuille1.A40 Feuille1.B23:Feuille1.B23 Feuille1.B24:Feuille1.B40 Feuille1.C23:Feuille1.C23 Feuille1.C24:Feuille1.C40 Feuille1.D23:Feuille1.D23 Feuille1.D24:Feuille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.5328" calcext:value-type="float">
            <text:p>30,532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.979" calcext:value-type="float">
            <text:p>29,979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.847" calcext:value-type="float">
            <text:p>29,847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30.3452" calcext:value-type="float">
            <text:p>30,345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0.9852" calcext:value-type="float">
            <text:p>40,9852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40.6628" calcext:value-type="float">
            <text:p>40,6628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40.4511" calcext:value-type="float">
            <text:p>40,451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40.7356" calcext:value-type="float">
            <text:p>40,735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2.8094" calcext:value-type="float">
            <text:p>52,809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52.1499" calcext:value-type="float">
            <text:p>52,149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51.9836" calcext:value-type="float">
            <text:p>51,983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52.4066" calcext:value-type="float">
            <text:p>52,406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5.6934" calcext:value-type="float">
            <text:p>65,6934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4.7045" calcext:value-type="float">
            <text:p>64,7045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4.3307" calcext:value-type="float">
            <text:p>64,3307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4.9542" calcext:value-type="float">
            <text:p>64,954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9.9014" calcext:value-type="float">
            <text:p>79,9014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7.7285" calcext:value-type="float">
            <text:p>77,7285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7.4254" calcext:value-type="float">
            <text:p>77,4254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7.637" calcext:value-type="float">
            <text:p>77,63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2.7026" calcext:value-type="float">
            <text:p>92,702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91.191" calcext:value-type="float">
            <text:p>91,191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90.8866" calcext:value-type="float">
            <text:p>90,886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91.7625" calcext:value-type="float">
            <text:p>91,76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7.0497" calcext:value-type="float">
            <text:p>107,049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5.3769" calcext:value-type="float">
            <text:p>105,376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5.8824" calcext:value-type="float">
            <text:p>105,882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6.1856" calcext:value-type="float">
            <text:p>106,185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22.2177" calcext:value-type="float">
            <text:p>122,2177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20.4507" calcext:value-type="float">
            <text:p>120,4507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19.7483" calcext:value-type="float">
            <text:p>119,7483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20.7101" calcext:value-type="float">
            <text:p>120,710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37.4392" calcext:value-type="float">
            <text:p>137,4392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35.697" calcext:value-type="float">
            <text:p>135,697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35.1878" calcext:value-type="float">
            <text:p>135,1878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36.8175" calcext:value-type="float">
            <text:p>136,817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4.8885" calcext:value-type="float">
            <text:p>154,8885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51.6234" calcext:value-type="float">
            <text:p>151,623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50.7372" calcext:value-type="float">
            <text:p>150,7372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52.3693" calcext:value-type="float">
            <text:p>152,36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69.7653" calcext:value-type="float">
            <text:p>169,7653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67.5193" calcext:value-type="float">
            <text:p>167,5193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73.4721" calcext:value-type="float">
            <text:p>173,4721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68.0591" calcext:value-type="float">
            <text:p>168,059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87.7473" calcext:value-type="float">
            <text:p>187,7473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84.3465" calcext:value-type="float">
            <text:p>184,3465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98.9114" calcext:value-type="float">
            <text:p>198,9114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85.4892" calcext:value-type="float">
            <text:p>185,489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03.9992" calcext:value-type="float">
            <text:p>203,9992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01.9623" calcext:value-type="float">
            <text:p>201,9623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364.6248" calcext:value-type="float">
            <text:p>364,6248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03.5449" calcext:value-type="float">
            <text:p>203,544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23.1469" calcext:value-type="float">
            <text:p>223,1469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19.8655" calcext:value-type="float">
            <text:p>219,8655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1078.8476" calcext:value-type="float">
            <text:p>1078,8476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23.0634" calcext:value-type="float">
            <text:p>223,063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2.0507" calcext:value-type="float">
            <text:p>242,0507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38.0597" calcext:value-type="float">
            <text:p>238,0597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175.1823" calcext:value-type="float">
            <text:p>1175,1823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38.6335" calcext:value-type="float">
            <text:p>238,633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43.8255" calcext:value-type="float">
            <text:p>343,8255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320.5699" calcext:value-type="float">
            <text:p>320,5699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1234.1802" calcext:value-type="float">
            <text:p>1234,1802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315.3111" calcext:value-type="float">
            <text:p>315,311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31.0528" calcext:value-type="float">
            <text:p>931,052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18.6397" calcext:value-type="float">
            <text:p>818,639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352.0219" calcext:value-type="float">
            <text:p>1352,021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29.5094" calcext:value-type="float">
            <text:p>829,5094</text:p>
          </table:table-cell>
        </table:table-row>
        <table:table-row table:style-name="ro1">
          <table:table-cell table:number-columns-repeated="6"/>
          <table:table-cell office:value-type="float" office:value="105000" calcext:value-type="float">
            <text:p>105000</text:p>
          </table:table-cell>
          <table:table-cell office:value-type="float" office:value="1420.8331" calcext:value-type="float">
            <text:p>1420,833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MIN([.$B3];[.$E3];[.$H3];[.$K3])" office:value-type="float" office:value="29.847" calcext:value-type="float">
            <text:p>29,847</text:p>
          </table:table-cell>
          <table:table-cell table:formula="of:=MEDIAN([.$B3];[.$E3];[.$H3];[.$K3])" office:value-type="float" office:value="30.1621" calcext:value-type="float">
            <text:p>30,1621</text:p>
          </table:table-cell>
          <table:table-cell table:formula="of:=MAX([.$B3];[.$E3];[.$H3];[.$K3])" office:value-type="float" office:value="30.5328" calcext:value-type="float">
            <text:p>30,5328</text:p>
          </table:table-cell>
          <table:table-cell table:number-columns-repeated="7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MIN([.$B4];[.$E4];[.$H4];[.$K4])" office:value-type="float" office:value="40.4511" calcext:value-type="float">
            <text:p>40,4511</text:p>
          </table:table-cell>
          <table:table-cell table:formula="of:=MEDIAN([.$B4];[.$E4];[.$H4];[.$K4])" office:value-type="float" office:value="40.6992" calcext:value-type="float">
            <text:p>40,6992</text:p>
          </table:table-cell>
          <table:table-cell table:formula="of:=MAX([.$B4];[.$E4];[.$H4];[.$K4])" office:value-type="float" office:value="40.9852" calcext:value-type="float">
            <text:p>40,9852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MIN([.$B5];[.$E5];[.$H5];[.$K5])" office:value-type="float" office:value="51.9836" calcext:value-type="float">
            <text:p>51,9836</text:p>
          </table:table-cell>
          <table:table-cell table:formula="of:=MEDIAN([.$B5];[.$E5];[.$H5];[.$K5])" office:value-type="float" office:value="52.27825" calcext:value-type="float">
            <text:p>52,27825</text:p>
          </table:table-cell>
          <table:table-cell table:formula="of:=MAX([.$B5];[.$E5];[.$H5];[.$K5])" office:value-type="float" office:value="52.8094" calcext:value-type="float">
            <text:p>52,8094</text:p>
          </table:table-cell>
          <table:table-cell table:number-columns-repeated="7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MIN([.$B6];[.$E6];[.$H6];[.$K6])" office:value-type="float" office:value="64.3307" calcext:value-type="float">
            <text:p>64,3307</text:p>
          </table:table-cell>
          <table:table-cell table:formula="of:=MEDIAN([.$B6];[.$E6];[.$H6];[.$K6])" office:value-type="float" office:value="64.82935" calcext:value-type="float">
            <text:p>64,82935</text:p>
          </table:table-cell>
          <table:table-cell table:formula="of:=MAX([.$B6];[.$E6];[.$H6];[.$K6])" office:value-type="float" office:value="65.6934" calcext:value-type="float">
            <text:p>65,6934</text:p>
          </table:table-cell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MIN([.$B7];[.$E7];[.$H7];[.$K7])" office:value-type="float" office:value="77.4254" calcext:value-type="float">
            <text:p>77,4254</text:p>
          </table:table-cell>
          <table:table-cell table:formula="of:=MEDIAN([.$B7];[.$E7];[.$H7];[.$K7])" office:value-type="float" office:value="77.68275" calcext:value-type="float">
            <text:p>77,68275</text:p>
          </table:table-cell>
          <table:table-cell table:formula="of:=MAX([.$B7];[.$E7];[.$H7];[.$K7])" office:value-type="float" office:value="79.9014" calcext:value-type="float">
            <text:p>79,9014</text:p>
          </table:table-cell>
          <table:table-cell table:number-columns-repeated="7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MIN([.$B8];[.$E8];[.$H8];[.$K8])" office:value-type="float" office:value="90.8866" calcext:value-type="float">
            <text:p>90,8866</text:p>
          </table:table-cell>
          <table:table-cell table:formula="of:=MEDIAN([.$B8];[.$E8];[.$H8];[.$K8])" office:value-type="float" office:value="91.47675" calcext:value-type="float">
            <text:p>91,47675</text:p>
          </table:table-cell>
          <table:table-cell table:formula="of:=MAX([.$B8];[.$E8];[.$H8];[.$K8])" office:value-type="float" office:value="92.7026" calcext:value-type="float">
            <text:p>92,7026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MIN([.$B9];[.$E9];[.$H9];[.$K9])" office:value-type="float" office:value="105.3769" calcext:value-type="float">
            <text:p>105,3769</text:p>
          </table:table-cell>
          <table:table-cell table:formula="of:=MEDIAN([.$B9];[.$E9];[.$H9];[.$K9])" office:value-type="float" office:value="106.034" calcext:value-type="float">
            <text:p>106,034</text:p>
          </table:table-cell>
          <table:table-cell table:formula="of:=MAX([.$B9];[.$E9];[.$H9];[.$K9])" office:value-type="float" office:value="107.0497" calcext:value-type="float">
            <text:p>107,0497</text:p>
          </table:table-cell>
          <table:table-cell table:number-columns-repeated="7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MIN([.$B10];[.$E10];[.$H10];[.$K10])" office:value-type="float" office:value="119.7483" calcext:value-type="float">
            <text:p>119,7483</text:p>
          </table:table-cell>
          <table:table-cell table:formula="of:=MEDIAN([.$B10];[.$E10];[.$H10];[.$K10])" office:value-type="float" office:value="120.5804" calcext:value-type="float">
            <text:p>120,5804</text:p>
          </table:table-cell>
          <table:table-cell table:formula="of:=MAX([.$B10];[.$E10];[.$H10];[.$K10])" office:value-type="float" office:value="122.2177" calcext:value-type="float">
            <text:p>122,2177</text:p>
          </table:table-cell>
          <table:table-cell table:number-columns-repeated="7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MIN([.$B11];[.$E11];[.$H11];[.$K11])" office:value-type="float" office:value="135.1878" calcext:value-type="float">
            <text:p>135,1878</text:p>
          </table:table-cell>
          <table:table-cell table:formula="of:=MEDIAN([.$B11];[.$E11];[.$H11];[.$K11])" office:value-type="float" office:value="136.25725" calcext:value-type="float">
            <text:p>136,25725</text:p>
          </table:table-cell>
          <table:table-cell table:formula="of:=MAX([.$B11];[.$E11];[.$H11];[.$K11])" office:value-type="float" office:value="137.4392" calcext:value-type="float">
            <text:p>137,4392</text:p>
          </table:table-cell>
          <table:table-cell table:number-columns-repeated="7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formula="of:=MIN([.$B12];[.$E12];[.$H12];[.$K12])" office:value-type="float" office:value="150.7372" calcext:value-type="float">
            <text:p>150,7372</text:p>
          </table:table-cell>
          <table:table-cell table:formula="of:=MEDIAN([.$B12];[.$E12];[.$H12];[.$K12])" office:value-type="float" office:value="151.99635" calcext:value-type="float">
            <text:p>151,99635</text:p>
          </table:table-cell>
          <table:table-cell table:formula="of:=MAX([.$B12];[.$E12];[.$H12];[.$K12])" office:value-type="float" office:value="154.8885" calcext:value-type="float">
            <text:p>154,8885</text:p>
          </table:table-cell>
          <table:table-cell table:number-columns-repeated="7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MIN([.$B13];[.$E13];[.$H13];[.$K13])" office:value-type="float" office:value="167.5193" calcext:value-type="float">
            <text:p>167,5193</text:p>
          </table:table-cell>
          <table:table-cell table:formula="of:=MEDIAN([.$B13];[.$E13];[.$H13];[.$K13])" office:value-type="float" office:value="168.9122" calcext:value-type="float">
            <text:p>168,9122</text:p>
          </table:table-cell>
          <table:table-cell table:formula="of:=MAX([.$B13];[.$E13];[.$H13];[.$K13])" office:value-type="float" office:value="173.4721" calcext:value-type="float">
            <text:p>173,4721</text:p>
          </table:table-cell>
          <table:table-cell table:number-columns-repeated="7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MIN([.$B14];[.$E14];[.$H14];[.$K14])" office:value-type="float" office:value="184.3465" calcext:value-type="float">
            <text:p>184,3465</text:p>
          </table:table-cell>
          <table:table-cell table:formula="of:=MEDIAN([.$B14];[.$E14];[.$H14];[.$K14])" office:value-type="float" office:value="186.61825" calcext:value-type="float">
            <text:p>186,61825</text:p>
          </table:table-cell>
          <table:table-cell table:formula="of:=MAX([.$B14];[.$E14];[.$H14];[.$K14])" office:value-type="float" office:value="198.9114" calcext:value-type="float">
            <text:p>198,9114</text:p>
          </table:table-cell>
          <table:table-cell table:number-columns-repeated="7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MIN([.$B15];[.$E15];[.$H15];[.$K15])" office:value-type="float" office:value="201.9623" calcext:value-type="float">
            <text:p>201,9623</text:p>
          </table:table-cell>
          <table:table-cell table:formula="of:=MEDIAN([.$B15];[.$E15];[.$H15];[.$K15])" office:value-type="float" office:value="203.77205" calcext:value-type="float">
            <text:p>203,77205</text:p>
          </table:table-cell>
          <table:table-cell table:formula="of:=MAX([.$B15];[.$E15];[.$H15];[.$K15])" office:value-type="float" office:value="364.6248" calcext:value-type="float">
            <text:p>364,6248</text:p>
          </table:table-cell>
          <table:table-cell table:number-columns-repeated="7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formula="of:=MIN([.$B16];[.$E16];[.$H16];[.$K16])" office:value-type="float" office:value="219.8655" calcext:value-type="float">
            <text:p>219,8655</text:p>
          </table:table-cell>
          <table:table-cell table:formula="of:=MEDIAN([.$B16];[.$E16];[.$H16];[.$K16])" office:value-type="float" office:value="223.10515" calcext:value-type="float">
            <text:p>223,10515</text:p>
          </table:table-cell>
          <table:table-cell table:formula="of:=MAX([.$B16];[.$E16];[.$H16];[.$K16])" office:value-type="float" office:value="1078.8476" calcext:value-type="float">
            <text:p>1078,8476</text:p>
          </table:table-cell>
          <table:table-cell table:number-columns-repeated="7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MIN([.$B17];[.$E17];[.$H17];[.$K17])" office:value-type="float" office:value="238.0597" calcext:value-type="float">
            <text:p>238,0597</text:p>
          </table:table-cell>
          <table:table-cell table:formula="of:=MEDIAN([.$B17];[.$E17];[.$H17];[.$K17])" office:value-type="float" office:value="240.3421" calcext:value-type="float">
            <text:p>240,3421</text:p>
          </table:table-cell>
          <table:table-cell table:formula="of:=MAX([.$B17];[.$E17];[.$H17];[.$K17])" office:value-type="float" office:value="1175.1823" calcext:value-type="float">
            <text:p>1175,1823</text:p>
          </table:table-cell>
          <table:table-cell table:number-columns-repeated="7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formula="of:=MIN([.$B18];[.$E18];[.$H18];[.$K18])" office:value-type="float" office:value="315.3111" calcext:value-type="float">
            <text:p>315,3111</text:p>
          </table:table-cell>
          <table:table-cell table:formula="of:=MEDIAN([.$B18];[.$E18];[.$H18];[.$K18])" office:value-type="float" office:value="332.1977" calcext:value-type="float">
            <text:p>332,1977</text:p>
          </table:table-cell>
          <table:table-cell table:formula="of:=MAX([.$B18];[.$E18];[.$H18];[.$K18])" office:value-type="float" office:value="1234.1802" calcext:value-type="float">
            <text:p>1234,1802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MIN([.$B19];[.$E19];[.$H19];[.$K19])" office:value-type="float" office:value="818.6397" calcext:value-type="float">
            <text:p>818,6397</text:p>
          </table:table-cell>
          <table:table-cell table:formula="of:=MEDIAN([.$B19];[.$E19];[.$H19];[.$K19])" office:value-type="float" office:value="880.2811" calcext:value-type="float">
            <text:p>880,2811</text:p>
          </table:table-cell>
          <table:table-cell table:formula="of:=MAX([.$B19];[.$E19];[.$H19];[.$K19])" office:value-type="float" office:value="1352.0219" calcext:value-type="float">
            <text:p>1352,02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3:33:31.146219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34:04.410912245</meta:creation-date>
    <dc:date>2017-02-19T03:35:21.433496165</dc:date>
    <meta:editing-duration>PT10M21S</meta:editing-duration>
    <meta:editing-cycles>3</meta:editing-cycles>
    <meta:generator>LibreOffice/5.2.2.2$Linux_X86_64 LibreOffice_project/20m0$Build-2</meta:generator>
    <meta:document-statistic meta:table-count="1" meta:cell-count="2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98cm" svg:y="0.316cm" chart:style-name="ch2">
          <text:p>t2.small : durée d'exécution selon max prime</text:p>
        </chart:title>
        <chart:legend chart:legend-position="end" svg:x="13.36cm" svg:y="3.703cm" style:legend-expansion="high" chart:style-name="ch3"/>
        <chart:plot-area chart:style-name="ch4" table:cell-range-address="Feuille1.A23:Feuille1.D40" chart:data-source-has-labels="both" svg:x="1.331cm" svg:y="1.275cm" svg:width="11.709cm" svg:height="6.564cm">
          <chartooo:coordinate-region svg:x="2.138cm" svg:y="1.275cm" svg:width="10.577cm" svg:height="5.049cm"/>
          <chart:axis chart:dimension="x" chart:name="primary-x" chart:style-name="ch5" chartooo:axis-type="auto">
            <chartooo:date-scale/>
            <chart:title svg:x="6.374cm" svg:y="8.019cm" chart:style-name="ch6">
              <text:p>max prime</text:p>
            </chart:title>
            <chart:categories table:cell-range-address="Feuille1.A24:Feuille1.A40"/>
          </chart:axis>
          <chart:axis chart:dimension="y" chart:name="primary-y" chart:style-name="ch5">
            <chart:title svg:x="0.451cm" svg:y="5.276cm" chart:style-name="ch7">
              <text:p>temps (s)</text:p>
            </chart:title>
            <chart:grid chart:style-name="ch8" chart:class="major"/>
          </chart:axis>
          <chart:series chart:style-name="ch9" chart:values-cell-range-address="Feuille1.B24:Feuille1.B40" chart:label-cell-address="Feuille1.B23:Feuille1.B23" chart:class="chart:line">
            <chart:data-point chart:repeated="17"/>
          </chart:series>
          <chart:series chart:style-name="ch10" chart:values-cell-range-address="Feuille1.C24:Feuille1.C40" chart:label-cell-address="Feuille1.C23:Feuille1.C23" chart:class="chart:line">
            <chart:data-point chart:repeated="17"/>
          </chart:series>
          <chart:series chart:style-name="ch11" chart:values-cell-range-address="Feuille1.D24:Feuille1.D40" chart:label-cell-address="Feuille1.D23:Feuille1.D23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B23:Feuille1.B23</svg:desc>
                </draw:g>
              </table:table-cell>
              <table:table-cell office:value-type="string">
                <text:p>mediane</text:p>
                <draw:g>
                  <svg:desc>Feuille1.C23:Feuille1.C23</svg:desc>
                </draw:g>
              </table:table-cell>
              <table:table-cell office:value-type="string">
                <text:p>max</text:p>
                <draw:g>
                  <svg:desc>Feuille1.D23:Feuille1.D23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Feuille1.A24:Feuille1.A40</svg:desc>
                </draw:g>
              </table:table-cell>
              <table:table-cell office:value-type="float" office:value="29.847">
                <text:p>29.847</text:p>
                <draw:g>
                  <svg:desc>Feuille1.B24:Feuille1.B40</svg:desc>
                </draw:g>
              </table:table-cell>
              <table:table-cell office:value-type="float" office:value="30.1621">
                <text:p>30.1621</text:p>
                <draw:g>
                  <svg:desc>Feuille1.C24:Feuille1.C40</svg:desc>
                </draw:g>
              </table:table-cell>
              <table:table-cell office:value-type="float" office:value="30.5328">
                <text:p>30.5328</text:p>
                <draw:g>
                  <svg:desc>Feuille1.D24:Feuille1.D40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0.4511">
                <text:p>40.4511</text:p>
              </table:table-cell>
              <table:table-cell office:value-type="float" office:value="40.6992">
                <text:p>40.6992</text:p>
              </table:table-cell>
              <table:table-cell office:value-type="float" office:value="40.9852">
                <text:p>40.985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1.9836">
                <text:p>51.9836</text:p>
              </table:table-cell>
              <table:table-cell office:value-type="float" office:value="52.27825">
                <text:p>52.27825</text:p>
              </table:table-cell>
              <table:table-cell office:value-type="float" office:value="52.8094">
                <text:p>52.809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4.3307">
                <text:p>64.3307</text:p>
              </table:table-cell>
              <table:table-cell office:value-type="float" office:value="64.82935">
                <text:p>64.82935</text:p>
              </table:table-cell>
              <table:table-cell office:value-type="float" office:value="65.6934">
                <text:p>65.693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7.4254">
                <text:p>77.4254</text:p>
              </table:table-cell>
              <table:table-cell office:value-type="float" office:value="77.68275">
                <text:p>77.68275</text:p>
              </table:table-cell>
              <table:table-cell office:value-type="float" office:value="79.9014">
                <text:p>79.901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90.8866">
                <text:p>90.8866</text:p>
              </table:table-cell>
              <table:table-cell office:value-type="float" office:value="91.47675">
                <text:p>91.47675</text:p>
              </table:table-cell>
              <table:table-cell office:value-type="float" office:value="92.7026">
                <text:p>92.702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5.3769">
                <text:p>105.3769</text:p>
              </table:table-cell>
              <table:table-cell office:value-type="float" office:value="106.034">
                <text:p>106.034</text:p>
              </table:table-cell>
              <table:table-cell office:value-type="float" office:value="107.0497">
                <text:p>107.0497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19.7483">
                <text:p>119.7483</text:p>
              </table:table-cell>
              <table:table-cell office:value-type="float" office:value="120.5804">
                <text:p>120.5804</text:p>
              </table:table-cell>
              <table:table-cell office:value-type="float" office:value="122.2177">
                <text:p>122.217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35.1878">
                <text:p>135.1878</text:p>
              </table:table-cell>
              <table:table-cell office:value-type="float" office:value="136.25725">
                <text:p>136.25725</text:p>
              </table:table-cell>
              <table:table-cell office:value-type="float" office:value="137.4392">
                <text:p>137.439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50.7372">
                <text:p>150.7372</text:p>
              </table:table-cell>
              <table:table-cell office:value-type="float" office:value="151.99635">
                <text:p>151.99635</text:p>
              </table:table-cell>
              <table:table-cell office:value-type="float" office:value="154.8885">
                <text:p>154.888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67.5193">
                <text:p>167.5193</text:p>
              </table:table-cell>
              <table:table-cell office:value-type="float" office:value="168.9122">
                <text:p>168.9122</text:p>
              </table:table-cell>
              <table:table-cell office:value-type="float" office:value="173.4721">
                <text:p>173.472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84.3465">
                <text:p>184.3465</text:p>
              </table:table-cell>
              <table:table-cell office:value-type="float" office:value="186.61825">
                <text:p>186.61825</text:p>
              </table:table-cell>
              <table:table-cell office:value-type="float" office:value="198.9114">
                <text:p>198.911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01.9623">
                <text:p>201.9623</text:p>
              </table:table-cell>
              <table:table-cell office:value-type="float" office:value="203.77205">
                <text:p>203.77205</text:p>
              </table:table-cell>
              <table:table-cell office:value-type="float" office:value="364.6248">
                <text:p>364.624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19.8655">
                <text:p>219.8655</text:p>
              </table:table-cell>
              <table:table-cell office:value-type="float" office:value="223.10515">
                <text:p>223.10515</text:p>
              </table:table-cell>
              <table:table-cell office:value-type="float" office:value="1078.8476">
                <text:p>1078.847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38.0597">
                <text:p>238.0597</text:p>
              </table:table-cell>
              <table:table-cell office:value-type="float" office:value="240.3421">
                <text:p>240.3421</text:p>
              </table:table-cell>
              <table:table-cell office:value-type="float" office:value="1175.1823">
                <text:p>1175.182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15.3111">
                <text:p>315.3111</text:p>
              </table:table-cell>
              <table:table-cell office:value-type="float" office:value="332.1977">
                <text:p>332.1977</text:p>
              </table:table-cell>
              <table:table-cell office:value-type="float" office:value="1234.1802">
                <text:p>1234.18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18.6397">
                <text:p>818.6397</text:p>
              </table:table-cell>
              <table:table-cell office:value-type="float" office:value="880.2811">
                <text:p>880.2811</text:p>
              </table:table-cell>
              <table:table-cell office:value-type="float" office:value="1352.0219">
                <text:p>1352.0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